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center" draw:textarea-vertical-align="top"/>
    </style:style>
    <style:style style:name="gr2" style:family="graphic" style:parent-style-name="standard">
      <style:graphic-properties draw:fill="solid" draw:fill-color="#0099ff" draw:textarea-horizontal-align="center" draw:textarea-vertical-align="top"/>
    </style:style>
    <style:style style:name="gr3" style:family="graphic" style:parent-style-name="standard">
      <style:graphic-properties draw:fill="solid" draw:fill-color="#00b8ff"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top"/>
    </style:style>
    <style:style style:name="gr5" style:family="graphic" style:parent-style-name="standard">
      <style:graphic-properties draw:fill-color="#b3b3b3" draw:textarea-horizontal-align="center" draw:textarea-vertical-align="middle"/>
    </style:style>
    <style:style style:name="gr6" style:family="graphic" style:parent-style-name="standard">
      <style:graphic-properties draw:fill-color="#b3b3b3" draw:textarea-horizontal-align="right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3cm" draw:transform="rotate (-1.57079632679579) translate (25.135cm 14.135cm)">
          <text:p text:style-name="P1">Daten-<text:line-break/>speicherung</text:p>
        </draw:rect>
        <draw:rect draw:style-name="gr2" draw:text-style-name="P1" draw:layer="layout" svg:width="2.5cm" svg:height="23cm" draw:transform="rotate (-1.57079632679579) translate (25.135cm 11.635cm)">
          <text:p text:style-name="P1">Daten-<text:line-break/>haltung</text:p>
        </draw:rect>
        <draw:rect draw:style-name="gr3" draw:text-style-name="P1" draw:layer="layout" svg:width="4cm" svg:height="23cm" draw:transform="rotate (-1.57079632679579) translate (25.135cm 7.635cm)">
          <text:p text:style-name="P1">Logik</text:p>
        </draw:rect>
        <draw:rect draw:style-name="gr4" draw:text-style-name="P2" draw:layer="layout" svg:width="4.5cm" svg:height="23cm" draw:transform="rotate (-1.57079632679579) translate (25.135cm 3.135cm)">
          <text:p text:style-name="P1">Präsentation</text:p>
        </draw:rect>
        <draw:rect draw:style-name="gr5" draw:text-style-name="P1" draw:layer="layout" svg:width="11.5cm" svg:height="1cm" svg:x="2.135cm" svg:y="18.135cm">
          <text:p text:style-name="P1">DB</text:p>
        </draw:rect>
        <draw:rect draw:style-name="gr5" draw:text-style-name="P1" draw:layer="layout" svg:width="17cm" svg:height="1cm" svg:x="2.635cm" svg:y="16.135cm">
          <text:p text:style-name="P1">DB-Adapter</text:p>
        </draw:rect>
        <draw:rect draw:style-name="gr5" draw:text-style-name="P1" draw:layer="layout" svg:width="17cm" svg:height="1cm" svg:x="2.635cm" svg:y="14.635cm">
          <text:p text:style-name="P1">DB-Layer</text:p>
        </draw:rect>
        <draw:rect draw:style-name="gr5" draw:text-style-name="P1" draw:layer="layout" svg:width="3.5cm" svg:height="6cm" svg:x="7.135cm" svg:y="5.135cm">
          <text:p text:style-name="P1">Kontoführung</text:p>
        </draw:rect>
        <draw:rect draw:style-name="gr5" draw:text-style-name="P1" draw:layer="layout" svg:width="3.5cm" svg:height="1cm" svg:x="11.635cm" svg:y="3.635cm">
          <text:p text:style-name="P1">Eingabe-Gui</text:p>
        </draw:rect>
        <draw:rect draw:style-name="gr6" draw:text-style-name="P3" draw:layer="layout" svg:width="8.5cm" svg:height="1cm" svg:x="2.635cm" svg:y="3.635cm">
          <text:p text:style-name="P3">Ausgabe-Gui</text:p>
        </draw:rect>
        <draw:rect draw:style-name="gr5" draw:text-style-name="P1" draw:layer="layout" svg:width="3.5cm" svg:height="6cm" svg:x="2.635cm" svg:y="5.135cm">
          <text:p text:style-name="P1">Depot</text:p>
        </draw:rect>
        <draw:rect draw:style-name="gr5" draw:text-style-name="P1" draw:layer="layout" svg:width="3.5cm" svg:height="6cm" svg:x="11.635cm" svg:y="5.135cm">
          <text:p text:style-name="P1">Forecasting</text:p>
        </draw:rect>
        <draw:rect draw:style-name="gr5" draw:text-style-name="P1" draw:layer="layout" svg:width="4cm" svg:height="1cm" svg:x="15.635cm" svg:y="3.635cm">
          <text:p text:style-name="P1">Eingabe-Parser</text:p>
        </draw:rect>
        <draw:rect draw:style-name="gr5" draw:text-style-name="P4" draw:layer="layout" svg:width="1.72cm" svg:height="0.5cm" svg:x="2.915cm" svg:y="3.889cm">
          <text:p text:style-name="P1"><text:span text:style-name="T1">Widget1</text:span></text:p>
        </draw:rect>
        <draw:rect draw:style-name="gr5" draw:text-style-name="P4" draw:layer="layout" svg:width="1.946cm" svg:height="0.5cm" svg:x="4.936cm" svg:y="3.889cm">
          <text:p text:style-name="P1"><text:span text:style-name="T1">Widget2</text:span></text:p>
        </draw:rect>
        <draw:rect draw:style-name="gr5" draw:text-style-name="P1" draw:layer="layout" svg:width="3.5cm" svg:height="6cm" svg:x="16.135cm" svg:y="5.135cm">
          <text:p text:style-name="P1">...</text:p>
        </draw:rect>
        <draw:rect draw:style-name="gr5" draw:text-style-name="P1" draw:layer="layout" svg:width="13.5cm" svg:height="1cm" draw:transform="rotate (-1.57079632679579) translate (21.135cm 3.635cm)">
          <text:p text:style-name="P1">Logging</text:p>
        </draw:rect>
        <draw:rect draw:style-name="gr5" draw:text-style-name="P1" draw:layer="layout" svg:width="13.5cm" svg:height="1cm" draw:transform="rotate (-1.57079632679579) translate (22.635cm 3.635cm)">
          <text:p text:style-name="P1">Error Handling</text:p>
        </draw:rect>
        <draw:line draw:style-name="gr7" draw:text-style-name="P2" draw:layer="layout" svg:x1="2.635cm" svg:y1="7.635cm" svg:x2="19.635cm" svg:y2="7.635cm">
          <text:p/>
        </draw:line>
        <draw:line draw:style-name="gr7" draw:text-style-name="P2" draw:layer="layout" svg:x1="2.635cm" svg:y1="11.635cm" svg:x2="19.635cm" svg:y2="11.635cm">
          <text:p/>
        </draw:line>
        <draw:line draw:style-name="gr7" draw:text-style-name="P2" draw:layer="layout" svg:x1="2.635cm" svg:y1="11.635cm" svg:x2="19.635cm" svg:y2="11.635cm">
          <text:p/>
        </draw:line>
        <draw:rect draw:style-name="gr5" draw:text-style-name="P1" draw:layer="layout" svg:width="3.5cm" svg:height="1cm" svg:x="14.635cm" svg:y="18.135cm">
          <text:p text:style-name="P1">Ressourcen</text:p>
        </draw:rect>
        <draw:rect draw:style-name="gr5" draw:text-style-name="P1" draw:layer="layout" svg:width="6cm" svg:height="1cm" svg:x="19.135cm" svg:y="18.135cm">
          <text:p text:style-name="P1">Dateien</text:p>
        </draw:rect>
        <draw:rect draw:style-name="gr5" draw:text-style-name="P1" draw:layer="layout" svg:width="23cm" svg:height="1cm" svg:x="2.135cm" svg:y="1.635cm">
          <text:p text:style-name="P1">Browser</text:p>
        </draw:rect>
        <draw:rect draw:style-name="gr5" draw:text-style-name="P1" draw:layer="layout" svg:width="17cm" svg:height="1.5cm" svg:x="2.635cm" svg:y="12.135cm">
          <text:p text:style-name="P1">Datenhaltung (Konto, Kontoeintrag, ...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19T00:17:24</meta:creation-date>
    <dc:date>2005-12-19T04:10:57</dc:date>
    <dc:language>de-DE</dc:language>
    <meta:editing-cycles>7</meta:editing-cycles>
    <meta:editing-duration>PT42M0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